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680" draw:textarea-horizontal-align="justify" draw:textarea-vertical-align="middle" draw:auto-grow-height="false" fo:min-height="14.75cm" fo:min-width="14.5cm"/>
    </style:style>
    <style:style style:name="gr2" style:family="graphic" style:parent-style-name="objectwithoutfill">
      <style:graphic-properties svg:stroke-width="0.159cm" svg:stroke-color="#868c5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756421" draw:textarea-horizontal-align="center" draw:textarea-vertical-align="middle"/>
    </style:style>
    <style:style style:name="gr4" style:family="graphic" style:parent-style-name="standard">
      <style:graphic-properties draw:stroke="none" draw:fill-color="#868c5e" draw:textarea-horizontal-align="justify" draw:textarea-vertical-align="middle" draw:auto-grow-height="false" fo:min-height="0.284cm" fo:min-width="0.302cm"/>
    </style:style>
    <style:style style:name="gr5" style:family="graphic" style:parent-style-name="standard">
      <style:graphic-properties draw:stroke="none" draw:fill-color="#ac6145" draw:textarea-horizontal-align="justify" draw:textarea-vertical-align="middle" draw:auto-grow-height="false" fo:min-height="1.887cm" fo:min-width="1.102cm"/>
    </style:style>
    <style:style style:name="P1" style:family="paragraph">
      <loext:graphic-properties draw:fill-color="#ffe6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56421"/>
      <style:paragraph-properties fo:text-align="center"/>
    </style:style>
    <style:style style:name="P4" style:family="paragraph">
      <loext:graphic-properties draw:fill-color="#868c5e"/>
      <style:paragraph-properties fo:text-align="center"/>
    </style:style>
    <style:style style:name="P5" style:family="paragraph">
      <loext:graphic-properties draw:fill-color="#ac6145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5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75cm" svg:y1="11cm" svg:x2="15.125cm" svg:y2="11cm">
          <text:p/>
        </draw:line>
        <draw:line draw:style-name="gr2" draw:text-style-name="P2" draw:layer="layout" svg:x1="5.875cm" svg:y1="12.75cm" svg:x2="15.125cm" svg:y2="12.75cm">
          <text:p/>
        </draw:line>
        <draw:line draw:style-name="gr2" draw:text-style-name="P2" draw:layer="layout" svg:x1="5.875cm" svg:y1="14.5cm" svg:x2="15.125cm" svg:y2="14.5cm">
          <text:p/>
        </draw:line>
        <draw:line draw:style-name="gr2" draw:text-style-name="P2" draw:layer="layout" svg:x1="5.875cm" svg:y1="16.25cm" svg:x2="15.125cm" svg:y2="16.25cm">
          <text:p/>
        </draw:line>
        <draw:line draw:style-name="gr2" draw:text-style-name="P2" draw:layer="layout" svg:x1="5.875cm" svg:y1="18cm" svg:x2="15.125cm" svg:y2="18cm">
          <text:p/>
        </draw:line>
        <draw:path draw:style-name="gr3" draw:text-style-name="P3" draw:layer="layout" svg:width="5.079cm" svg:height="4.67cm" svg:x="9.825cm" svg:y="13.079cm" svg:viewBox="0 0 5080 4671" svg:d="M2867 2560c-286 514-519 723-701 723-285 0-279-269-214-550 84-377 285-783 623-1070 266-228 461-228 551-228 150 0 137 156 91 365-32 144-246 562-350 760zM3386 2841c236-504 472-1009 707-1513-49-22-99-44-149-66-90 66-181 131-272 197-72-125-228-227-520-227-700 0-1744 772-1919 1537-52 215-52 472 91 622 110 120 278 167 563 167 143 0 467-107 727-358-26 113-13 203 58 281 59 71 260 89 454 89 818 0 1707-735 1902-1572 259-1131-461-1998-1843-1998-1545 0-2835 1154-3120 2392-312 1364 532 2279 1978 2279 746 0 1181-216 1641-509-30-58-60-116-90-173-448 305-915 449-1383 449-1484 0-1764-1202-1562-2088 318-1381 1485-2129 2432-2129 714 0 1713 539 1408 1860-201 861-960 1238-1181 1238-71 0-110-6-91-83 13-66 98-240 169-395z">
          <text:p/>
        </draw:path>
        <draw:g>
          <draw:g>
            <draw:custom-shape draw:style-name="gr4" draw:text-style-name="P4" draw:layer="layout" svg:width="1.603cm" svg:height="1.603cm" draw:transform="skewX (-0.000698131700797844) rotate (2.4933773693991) translate (7.528cm 14.94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5" draw:layer="layout" svg:width="1.602cm" svg:height="2.137cm" draw:transform="skewX (0.000523598775598373) rotate (2.4935519023243) translate (8.495cm 13.669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5:43:03.814381257</meta:creation-date>
    <dc:date>2023-02-05T15:54:17.160677908</dc:date>
    <meta:editing-duration>PT8M45S</meta:editing-duration>
    <meta:editing-cycles>2</meta:editing-cycles>
    <meta:generator>LibreOffice/7.1.5.2$Linux_X86_64 LibreOffice_project/10$Build-2</meta:generator>
    <meta:document-statistic meta:object-count="11"/>
  </office:meta>
</office:document-meta>
</file>